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top="0.205cm" fo:margin-bottom="0.605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Inicio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p text:style-name="P1">JRE=&gt; Intermediario entre sistema operativo y java (Maquina virtual)</text:p>
            <text:p text:style-name="P1">ClassPath=&gt; Comando para indicar la ubicación de un archivo o paquete java, para que pueda ejecutarlo una plicación</text:p>
            <text:p text:style-name="P1">Java=&gt; comando para compilar un programa java</text:p>
            <text:p text:style-name="P1">Javac=&gt;comando para compilar código java</text:p>
            <text:p text:style-name="P1"/>
            <text:p text:style-name="P1"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Dia 1: Inicio del capitulo 1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Iniciando con el libro BertBates</text:p>
              </text:list-item>
              <text:list-item>
                <text:p>Capitulo 1: </text:p>
                <text:list>
                  <text:list-item>
                    <text:p>Identificadores.- pueden comenzar con _, $, a b c... z, no pueden comenzar con un número ni caracteres extraños. No tiene límite de caracteres, tampoco pude tener el nombre de una palabra clave, son sensibles a mayusculas y minusculas.</text:p>
                  </text:list-item>
                  <text:list-item>
                    <text:p>Herencia.- Posibilita reusar el código de una superClase en otras clases que heredan sus atributos y metodos, pero pueden reescribirlos para funciones más especificas</text:p>
                  </text:list-item>
                  <text:list-item>
                    <text:p>Interfaces.- Es una superClase abstracta que define los metodos que las subClases deben soportar, pero no como deben implemantar dichos metodos</text:p>
                  </text:list-item>
                  <text:list-item>
                    <text:p>Convenciones de java.- Los nombres de clases e interfaces deben comenzar con mayuscula, si el nombre contiene más de una palabra se debe utilizar el formato CamelCase. Los nombres de las interfaces deben ser adjetivos calificativ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Dia 1: Inicio del capitulo 1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Convenciones en java.- Los nombres de los metodos deben iniciar con minusculas y continuar con el formato CamelCase en pares de verbo-nombre. Estas reglas tambien se aplican a las variables. Las constasntes static y final deben ser solo mayusculas y si contiene varias palabras deben estar separadas con “_”.</text:p>
                  </text:list-item>
                  <text:list-item>
                    <text:p>Reglas para declaraciones dentro del código fuente.- <text:tab/><text:tab/></text:p>
                    <text:list>
                      <text:list-item>
                        <text:p>pueden haber comentarios tanto en el comienzo, final y en cualquier parte del código</text:p>
                      </text:list-item>
                      <text:list-item>
                        <text:p>Si la clase pertenece a un paquete este debe ser declaraco en la primera fila del documento</text:p>
                      </text:list-item>
                      <text:list-item>
                        <text:p>Si se importa algun archivo/paquete este debe hubicarse despues de la declaraciond el paquete (si existe) y antes de la declaracion de la clase.</text:p>
                      </text:list-item>
                      <text:list-item>
                        <text:p>Las declaraciones import y package afectan a todo el codigo del archivo en que están declarados.</text:p>
                      </text:list-item>
                      <text:list-item>
                        <text:p>Un archivo puede tener más de una clase no publica.</text:p>
                        <text:p/>
                      </text:list-item>
                    </text:list>
                  </text:list-item>
                </text:list>
              </text:list-item>
            </text:list>
            <text:p text:style-name="P1">-Java.- comando para compilar un programa java: javac [opciones] class [args]</text:p>
            <text:p text:style-name="P1">-Javac.- Comando para compilar código java: javac [opciones] [arcuivo fuente]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Dia 2: Terminar el capitulo 1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main().- Es el método que el JVM utiliza para comenzar a ejecutar un programa Java. Sus formas son:</text:p>
                <text:list>
                  <text:list-item>
                    <text:p>static public void main(String[] args )</text:p>
                  </text:list-item>
                  <text:list-item>
                    <text:p>public static void main(String … x )</text:p>
                  </text:list-item>
                  <text:list-item>
                    <text:p>Static public void main(String bang_a gong[])</text:p>
                  </text:list-item>
                </text:list>
              </text:list-item>
              <text:list-item>
                <text:p>Uso de import:</text:p>
                <text:list>
                  <text:list-item>
                    <text:p>Se puede hacer una sola declaracion al inicio del documento:</text:p>
                    <text:list>
                      <text:list-item>
                        <text:p>Import java.util.* //asterisco representa a todos los archivos contenidos en ese paquete</text:p>
                      </text:list-item>
                    </text:list>
                  </text:list-item>
                  <text:list-item>
                    <text:p>O se puede escribir la ruta del paquete cada que se lo utilice</text:p>
                    <text:list>
                      <text:list-item>
                        <text:p>Java.util.Arraylist&lt;String&gt; a= new java.util.ArrayList(); </text:p>
                      </text:list-item>
                    </text:list>
                  </text:list-item>
                  <text:list-item>
                    <text:p>Las importaciones estaticas sirven para hacer uso de los atributos y metodos estaticos de la clase, No para instanciarlo.</text:p>
                    <text:list>
                      <text:list-item>
                        <text:p>Import static java.lang.System.out;// luego para usar su metodo out se aria directamente out.println(“comentario”);</text:p>
                      </text:list-item>
                      <text:list-item>
                        <text:p>La forma correcta es import static.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Dia 2: Terminar el capitulo 2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cceso a clases</text:p>
                <text:list>
                  <text:list-item>
                    <text:p>Cuando no se especifica el mismo en una clase este impide el acceso a clases de paquetes diferentes, pero permite acceso a clases del mismo <text:s/>paquete</text:p>
                  </text:list-item>
                  <text:list-item>
                    <text:p>Public.- Permite acceso a culquier clase externa</text:p>
                  </text:list-item>
                  <text:list-item>
                    <text:p>Final.- En una clase sirve para asegurarse que ninguna otra clase sobreeescriba a esta, impide la herencia. En un atributo provoca que el valor de este no se pueda cambiar.</text:p>
                  </text:list-item>
                  <text:list-item>
                    <text:p>Mesclas permitidas.- public + final</text:p>
                  </text:list-item>
                  <text:list-item>
                    <text:p>Mesclas No permitidas.- final + abstract</text:p>
                  </text:list-item>
                </text:list>
              </text:list-item>
              <text:list-item>
                <text:p>Clases abstractas.- Sirven para definir los metodos y atributos de un conjunto de clases que hereden de esta pude tener metodos abstractos y no abstractos. No puede ser instanciada.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Dia 2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p>interfaz.- Define las funcionalidades que el conjunto de clases que hereden de esta pueden hacer, sin especificar como lo aran. Todods sus metodos son abstract implicitamente (no se nececitan declarar) y no pueden ser estaticas. Solo puede declarar constantes y no variables. Una interfaz no puede implementar otra interfaz o clase.</text:p>
            <text:p/>
            <text:p>modificadores de accese:</text:p>
            <text:list text:style-name="L3">
              <text:list-item>
                <text:p>-public.- permite el acceso a cualquier clase</text:p>
              </text:list-item>
              <text:list-item>
                <text:p>-protected.- permite acceso a las clases hijas y a las del mismo paquete</text:p>
              </text:list-item>
              <text:list-item>
                <text:p>-default.- permite el acceso a las clases del mismo paquete (solamente)</text:p>
              </text:list-item>
              <text:list-item>
                <text:p>-private.- no permite el acceso a ninguna clase mas que la propia donde fue declarado</text:p>
              </text:list-item>
            </text:list>
            <text:p/>
            <text:p>Formas de acceder a un metodo:</text:p>
            <text:p>-Invocando al metodo declarado en la misma clase</text:p>
            <text:p>-Invocando al metodo usando una referencia de la clase (instanciando la clase)</text:p>
            <text:p>- Invocando el metodo heredado</text:p>
            <text:p>Los modificadores de acceso no se pueden aplicar a variables locales, excepto "final"</text:p>
            <text:p>El uso de final en metodos inpide que estas puedan ser modificadas mediante herencia</text:p>
            <text:p>La palabra reservada this siempre se refiere al objeto que esta ejecutandose en ese momento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Dia 3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rgumentos final.- Un argumemto puede ser declarado como final para indicar que el valor del mismo no podra ser modificado</text:p>
              </text:list-item>
              <text:list-item>
                <text:p>Metodos abstract.- Solo pueden ser declarados dentro de una clase abstracta, no tienen cuerpo, es decir no definen la forma como funcionara ese metodo. <text:s/>Todos los metodos abstractos deben ser implementados por las clases concretas que hereden de el .</text:p>
              </text:list-item>
              <text:list-item>
                <text:p>Metodos sincronizados (Synchronized).- Indica que un metodo puede ser utilizado solo por un ilo a la vez.</text:p>
              </text:list-item>
              <text:list-item>
                <text:p>Metodos nativos (native).- Solo se utiliza natiove en los metodos e indica que un metodo es implementado dependiendo del codigo de la plataforma. No tiene cuerpo y simplemente termina con “;” igual que los metodos abstractos.</text:p>
              </text:list-item>
              <text:list-item>
                <text:p>Metodos Strictfp.- Obliga el uso de puntos flotantes de acuerdo a el estandar <text:s/>IEEE 754.</text:p>
              </text:list-item>
              <text:list-item>
                <text:p>Uso de var-args.- Solo pueden aparecer una ves en un metodo, para definir los parametros que recibira. Si ercibe varios argumentos el var-args debe ir al final.</text:p>
                <text:list>
                  <text:list-item>
                    <text:p>Void test(int number, Animal... animal) <text:s/>&gt;recibira un entero y 0 o más objetos de tipo animal</text:p>
                  </text:list-item>
                </text:list>
              </text:list-item>
              <text:list-item>
                <text:p>Constructores.- </text:p>
                <text:list>
                  <text:list-item>
                    <text:p>Si no se los declara el compilador los crea.</text:p>
                  </text:list-item>
                  <text:list-item>
                    <text:p>No se declara el tipo de devolvera (a difenrencia de los metodos).</text:p>
                  </text:list-item>
                  <text:list-item>
                    <text:p>Deben tener el mismo nombre de la clase.</text:p>
                  </text:list-item>
                  <text:list-item>
                    <text:p>Pude ser sobrecargado.</text:p>
                  </text:list-item>
                </text:list>
              </text:list-item>
              <text:list-item>
                <text:p>Declaracion de variables.-</text:p>
                <text:list>
                  <text:list-item>
                    <text:p>Primitivos.- char , boolean , byte , short , int , long ,double , y float .</text:p>
                  </text:list-item>
                  <text:list-item>
                    <text:p>Referencia.- Esusado para referir un objeto, se debe declarar su tipo y este nunca cambiara. </text:p>
                  </text:list-item>
                </text:list>
              </text:list-item>
              <text:list-item>
                <text:p>Instanciacion de variables.-Se declarn fuera de cualquier metodo, son variables de clase, y no se las inicializa, esto debe hacer mediante el constructor o un metodo. Pueden ser final y transient, no pueden ser abstract synchronized, strictfp ni native.</text:p>
                <text:list>
                  <text:list-header>
                    <text:p text:style-name="P2"/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Dia 3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Variables locales.- Son las que se crean dentro de los metodos, y mueren al terminar de ser ejecutado el metodo. Pueden tener el mismo nombre que variables de clase, pero para usar la variable de clase <text:s/>dentro del metodo se usara this. </text:p>
              </text:list-item>
              <text:list-item>
                <text:p>Variables final.- Indican que su valor no puede ser cambiado. En caso de que se referencie a un objeto, significa que esta variable no podra ser asignada a otro objeto, pero los datos dentro del objeto si podran cambiar.</text:p>
              </text:list-item>
              <text:list-item>
                <text:p>Variables transitorias.- indica al JVM que salte(ignore) esta variable</text:p>
              </text:list-item>
              <text:list-item>
                <text:p>Variables volatiles.- Indica al JVM que cada vez que un hilo acede a la variable debe consiliar ese valor con la copia maestra de la memoria.</text:p>
              </text:list-item>
              <text:list-item>
                <text:p>Tipos enums.- Sirven para delimitar los valores que pueden tomar una variable, disminuyendo la posibilidad de error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3T14:23:26.315516811</meta:creation-date>
    <dc:date>2015-03-18T14:36:58.161591264</dc:date>
    <meta:editing-duration>PT4M12S</meta:editing-duration>
    <meta:editing-cycles>5</meta:editing-cycles>
    <meta:generator>LibreOffice/4.2.7.2$Linux_X86_64 LibreOffice_project/420m0$Build-2</meta:generator>
    <meta:document-statistic meta:object-count="53"/>
  </office:meta>
</office:document-meta>
</file>